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Monospace" svg:font-family="Monospace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Monospace" fo:font-size="10pt" style:font-size-asian="10pt" style:font-size-complex="10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font-name="Monospace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Monospace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Monospace" fo:font-size="10pt" style:font-size-asian="10pt" style:font-size-complex="10pt"/>
    </style:style>
    <style:style style:name="ce5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ccbe00" style:font-name="Monospace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use-window-font-color="true" style:font-name="Monospace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72bf44" style:font-name="Monospace" fo:font-size="10pt" style:font-size-asian="10pt" style:font-size-complex="10pt"/>
    </style:style>
    <style:style style:name="ce8" style:family="table-cell" style:parent-style-name="Default">
      <style:table-cell-properties fo:border-bottom="none" fo:background-color="#fcd4d1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ed1c24" style:font-name="Monospace" fo:font-size="10pt" style:font-size-asian="10pt" style:font-size-complex="10pt"/>
    </style:style>
    <style:style style:name="ce9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72bf44" style:font-name="Monospace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none" fo:background-color="#fcd4d1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ed1c24" style:font-name="Monospace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color="#ed1c24" style:font-name="Monospac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Monospac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3"/>
        <table:table-column table:style-name="co2" table:number-columns-repeated="998" table:default-cell-style-name="ce3"/>
        <table:table-row table:style-name="ro1">
          <table:table-cell table:style-name="ce1" table:number-columns-repeated="15"/>
          <table:table-cell table:style-name="ce13" table:number-columns-repeated="1009"/>
        </table:table-row>
        <table:table-row table:style-name="ro1">
          <table:table-cell table:style-name="ce2"/>
          <table:table-cell/>
          <table:table-cell table:number-columns-repeated="3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a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8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3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number-columns-repeated="3"/>
          <table:table-cell table:style-name="ce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number-columns-repeated="4"/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4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number-columns-repeated="5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2"/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7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8"/>
          <table:table-cell table:style-name="ce8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9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9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08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 table:number-columns-repeated="3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/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number-columns-repeated="9"/>
          <table:table-cell table:style-name="ce12"/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6"/>
          <table:table-cell table:number-columns-repeated="5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6"/>
          <table:table-cell table:number-columns-repeated="7"/>
          <table:table-cell table:style-name="ce11"/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number-columns-repeated="7"/>
          <table:table-cell table:style-name="ce11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3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8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100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style-name="ce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Monospace" svg:font-family="Monospace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16:28.164681497</meta:creation-date>
    <dc:date>2017-12-05T15:16:45.087197906</dc:date>
    <meta:editing-duration>P1DT13H41M52S</meta:editing-duration>
    <meta:editing-cycles>1</meta:editing-cycles>
    <meta:document-statistic meta:table-count="1" meta:cell-count="310" meta:object-count="0"/>
    <meta:generator>LibreOffice/5.4.3.2$Linux_X86_64 LibreOffice_project/40m0$Build-2</meta:generator>
  </office:meta>
</office:document-meta>
</file>